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262cm" svg:height="1.28cm" svg:x="57.838cm" svg:y="25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57.839cm" svg:y="25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567cm" svg:height="1.28cm" svg:x="51.438cm" svg:y="18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51.439cm" svg:y="18.989cm">
          <draw:text-box>
            <text:p text:style-name="P7"><text:span text:style-name="T6">min: </text:span><text:span text:style-name="T11">-4</text:span></text:p>
          </draw:text-box>
        </draw:frame>
        <draw:frame draw:style-name="gr8" draw:text-style-name="P7" draw:layer="layout" svg:width="3.774cm" svg:height="1.28cm" svg:x="39.638cm" svg:y="11.189cm">
          <draw:text-box>
            <text:p text:style-name="P7"><text:span text:style-name="T6">sum: 40</text:span></text:p>
          </draw:text-box>
        </draw:frame>
        <draw:frame draw:style-name="gr8" draw:text-style-name="P7" draw:layer="layout" svg:width="3.309cm" svg:height="1.28cm" svg:x="39.639cm" svg:y="12.089cm">
          <draw:text-box>
            <text:p text:style-name="P7"><text:span text:style-name="T6">min: </text:span><text:span text:style-name="T11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38:33.985185577</dc:date>
    <dc:creator>elucterio </dc:creator>
    <meta:editing-duration>PT2H15M50S</meta:editing-duration>
    <meta:editing-cycles>28</meta:editing-cycles>
    <meta:generator>LibreOffice/4.2.8.2$Linux_X86_64 LibreOffice_project/420m0$Build-2</meta:generator>
    <meta:document-statistic meta:object-count="115"/>
  </office:meta>
</office:document-meta>
</file>